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EnumAsJavaBeanTest.test_serializeEnumAsJava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EnumAsJavaBeanTest.OrderType( int value , String re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EnumAsJavaBeanTest.test_field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EnumAsJavaBeanTest.test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